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3465a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textarea-horizontal-align="justify" draw:textarea-vertical-align="middle" draw:auto-grow-height="false" fo:min-height="1.448cm" fo:min-width="1.19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6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1.3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cm" svg:y1="14.5cm" svg:x2="2.9cm" svg:y2="7.6cm">
          <text:p/>
        </draw:line>
        <draw:line draw:style-name="gr2" draw:text-style-name="P1" draw:layer="layout" svg:x1="2.9cm" svg:y1="7.6cm" svg:x2="7.9cm" svg:y2="7.6cm">
          <text:p/>
        </draw:line>
        <draw:line draw:style-name="gr3" draw:text-style-name="P1" draw:layer="layout" svg:x1="7.9cm" svg:y1="6.7cm" svg:x2="7.9cm" svg:y2="8.8cm">
          <text:p/>
        </draw:line>
        <draw:line draw:style-name="gr3" draw:text-style-name="P1" draw:layer="layout" svg:x1="8.5cm" svg:y1="6.7cm" svg:x2="8.5cm" svg:y2="8.8cm">
          <text:p/>
        </draw:line>
        <draw:custom-shape draw:style-name="gr4" draw:text-style-name="P2" draw:layer="layout" svg:width="2.4cm" svg:height="2.4cm" svg:x="1.7cm" svg:y="9.6cm">
          <text:p text:style-name="P2"><text:span text:style-name="T1">+</text:span></text:p>
          <text:p text:style-name="P2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6cm" svg:height="1.2cm" svg:x="4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cm" svg:height="1.038cm" svg:x="4.6cm" svg:y="7.062cm">
          <draw:text-box>
            <text:p text:style-name="P4"><text:span text:style-name="T2">Rs</text:span></text:p>
          </draw:text-box>
        </draw:frame>
        <draw:frame draw:style-name="gr7" draw:text-style-name="P6" draw:layer="layout" svg:width="1.7cm" svg:height="1.119cm" svg:x="0.5cm" svg:y="10.3cm">
          <draw:text-box>
            <text:p><text:span text:style-name="T3">Vi</text:span></text:p>
          </draw:text-box>
        </draw:frame>
        <draw:frame draw:style-name="gr7" draw:text-style-name="P6" draw:layer="layout" svg:width="1.9cm" svg:height="1.119cm" svg:x="7.6cm" svg:y="5.581cm">
          <draw:text-box>
            <text:p><text:span text:style-name="T3">Ci</text:span></text:p>
          </draw:text-box>
        </draw:frame>
        <draw:line draw:style-name="gr2" draw:text-style-name="P1" draw:layer="layout" svg:x1="8.5cm" svg:y1="7.6cm" svg:x2="10.6cm" svg:y2="7.6cm">
          <text:p/>
        </draw:line>
        <draw:line draw:style-name="gr1" draw:text-style-name="P1" draw:layer="layout" svg:x1="9.7cm" svg:y1="14.5cm" svg:x2="9.7cm" svg:y2="1.1cm">
          <text:p/>
        </draw:line>
        <draw:line draw:style-name="gr2" draw:text-style-name="P1" draw:layer="layout" svg:x1="2.9cm" svg:y1="14.5cm" svg:x2="26.5cm" svg:y2="14.5cm">
          <text:p/>
        </draw:line>
        <draw:line draw:style-name="gr3" draw:text-style-name="P1" draw:layer="layout" svg:x1="14.6cm" svg:y1="14.5cm" svg:x2="14.6cm" svg:y2="15.4cm">
          <text:p/>
        </draw:line>
        <draw:line draw:style-name="gr3" draw:text-style-name="P1" draw:layer="layout" svg:x1="13.6cm" svg:y1="15.4cm" svg:x2="15.7cm" svg:y2="15.4cm">
          <text:p/>
        </draw:line>
        <draw:line draw:style-name="gr3" draw:text-style-name="P1" draw:layer="layout" svg:x1="13.8cm" svg:y1="15.7cm" svg:x2="15.5cm" svg:y2="15.7cm">
          <text:p/>
        </draw:line>
        <draw:line draw:style-name="gr3" draw:text-style-name="P1" draw:layer="layout" svg:x1="14.2cm" svg:y1="16cm" svg:x2="15.2cm" svg:y2="16cm">
          <text:p/>
        </draw:line>
        <draw:custom-shape draw:style-name="gr5" draw:text-style-name="P3" draw:layer="layout" svg:width="2.6cm" svg:height="1.2cm" draw:transform="rotate (1.5707963267949) translate (9.2cm 12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cm" svg:height="1.2cm" draw:transform="rotate (1.5707963267949) translate (9.2cm 5.4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8cm" svg:height="0.962cm" svg:x="8.912cm" svg:y="10.338cm">
          <draw:text-box>
            <text:p><text:span text:style-name="T4">RB2</text:span></text:p>
          </draw:text-box>
        </draw:frame>
        <draw:frame draw:style-name="gr8" draw:text-style-name="P7" draw:layer="layout" svg:width="1.8cm" svg:height="0.962cm" svg:x="8.9cm" svg:y="3.6cm">
          <draw:text-box>
            <text:p><text:span text:style-name="T4">RB1</text:span></text:p>
          </draw:text-box>
        </draw:frame>
        <draw:line draw:style-name="gr2" draw:text-style-name="P1" draw:layer="layout" svg:x1="9.7cm" svg:y1="1.1cm" svg:x2="18.3cm" svg:y2="1.1cm">
          <text:p/>
        </draw:line>
        <draw:line draw:style-name="gr3" draw:text-style-name="P1" draw:layer="layout" svg:x1="10.6cm" svg:y1="6.6cm" svg:x2="10.6cm" svg:y2="8.7cm">
          <text:p/>
        </draw:line>
        <draw:line draw:style-name="gr3" draw:text-style-name="P1" draw:layer="layout" svg:x1="10.582cm" svg:y1="6.65cm" svg:x2="11.8cm" svg:y2="6cm">
          <text:p/>
        </draw:line>
        <draw:line draw:style-name="gr9" draw:text-style-name="P1" draw:layer="layout" svg:x1="10.6cm" svg:y1="8.7cm" svg:x2="12.2cm" svg:y2="9.6cm">
          <text:p/>
        </draw:line>
        <draw:line draw:style-name="gr1" draw:text-style-name="P1" draw:layer="layout" svg:x1="12.2cm" svg:y1="14.5cm" svg:x2="12.2cm" svg:y2="9.6cm">
          <text:p/>
        </draw:line>
        <draw:custom-shape draw:style-name="gr5" draw:text-style-name="P3" draw:layer="layout" svg:width="2.6cm" svg:height="1.2cm" draw:transform="rotate (1.5707963267949) translate (11.6cm 13.1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cm" svg:height="0.962cm" svg:x="11.4cm" svg:y="11.2cm">
          <draw:text-box>
            <text:p><text:span text:style-name="T4">RE1</text:span></text:p>
          </draw:text-box>
        </draw:frame>
        <draw:line draw:style-name="gr2" draw:text-style-name="P1" draw:layer="layout" svg:x1="12.2cm" svg:y1="10cm" svg:x2="14.3cm" svg:y2="10cm">
          <text:p/>
        </draw:line>
        <draw:line draw:style-name="gr2" draw:text-style-name="P1" draw:layer="layout" svg:x1="14.3cm" svg:y1="12.1cm" svg:x2="14.3cm" svg:y2="10cm">
          <text:p/>
        </draw:line>
        <draw:line draw:style-name="gr3" draw:text-style-name="P1" draw:layer="layout" svg:x1="13.3cm" svg:y1="12.1cm" svg:x2="15.4cm" svg:y2="12.1cm">
          <text:p/>
        </draw:line>
        <draw:line draw:style-name="gr3" draw:text-style-name="P1" draw:layer="layout" svg:x1="13.3cm" svg:y1="12.7cm" svg:x2="15.4cm" svg:y2="12.7cm">
          <text:p/>
        </draw:line>
        <draw:line draw:style-name="gr2" draw:text-style-name="P1" draw:layer="layout" svg:x1="14.3cm" svg:y1="14.5cm" svg:x2="14.3cm" svg:y2="12.7cm">
          <text:p/>
        </draw:line>
        <draw:frame draw:style-name="gr7" draw:text-style-name="P6" draw:layer="layout" svg:width="1.9cm" svg:height="1.119cm" svg:x="15.5cm" svg:y="11.8cm">
          <draw:text-box>
            <text:p><text:span text:style-name="T3">Cb</text:span></text:p>
          </draw:text-box>
        </draw:frame>
        <draw:line draw:style-name="gr1" draw:text-style-name="P1" draw:layer="layout" svg:x1="11.8cm" svg:y1="6cm" svg:x2="11.8cm" svg:y2="1.1cm">
          <text:p/>
        </draw:line>
        <draw:custom-shape draw:style-name="gr5" draw:text-style-name="P3" draw:layer="layout" svg:width="2.6cm" svg:height="1.2cm" draw:transform="rotate (1.5707963267949) translate (11.2cm 4.8cm)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7cm" svg:height="1.673cm" svg:x="11.121cm" svg:y="2.979cm">
          <draw:text-box>
            <text:p><text:span text:style-name="T2">Rc</text:span></text:p>
          </draw:text-box>
        </draw:frame>
        <draw:custom-shape draw:style-name="gr11" draw:text-style-name="P3" draw:layer="layout" svg:width="0.3cm" svg:height="0.3cm" svg:x="11.6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.1cm" svg:height="0.962cm" svg:x="10.5cm" svg:y="0.038cm">
          <draw:text-box>
            <text:p><text:span text:style-name="T4">Vcc = 12V</text:span></text:p>
          </draw:text-box>
        </draw:frame>
        <draw:line draw:style-name="gr2" draw:text-style-name="P1" draw:layer="layout" svg:x1="11.8cm" svg:y1="5.3cm" svg:x2="16.6cm" svg:y2="5.3cm">
          <text:p/>
        </draw:line>
        <draw:line draw:style-name="gr3" draw:text-style-name="P1" draw:layer="layout" svg:x1="16.6cm" svg:y1="4.3cm" svg:x2="16.6cm" svg:y2="6.4cm">
          <text:p/>
        </draw:line>
        <draw:line draw:style-name="gr9" draw:text-style-name="P1" draw:layer="layout" svg:x1="18.314cm" svg:y1="3.742cm" svg:x2="16.6cm" svg:y2="4.4cm">
          <text:p/>
        </draw:line>
        <draw:line draw:style-name="gr3" draw:text-style-name="P1" draw:layer="layout" svg:x1="18.2cm" svg:y1="7cm" svg:x2="16.6cm" svg:y2="6.4cm">
          <text:p/>
        </draw:line>
        <draw:line draw:style-name="gr1" draw:text-style-name="P1" draw:layer="layout" svg:x1="18.3cm" svg:y1="3.8cm" svg:x2="18.3cm" svg:y2="1.1cm">
          <text:p/>
        </draw:line>
        <draw:custom-shape draw:style-name="gr12" draw:text-style-name="P8" draw:layer="layout" svg:width="1.833cm" svg:height="1.2cm" draw:transform="rotate (1.5707963267949) translate (17.7cm 3.333cm)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4cm" svg:height="1.7cm" svg:x="17.4cm" svg:y="2cm">
          <draw:text-box>
            <text:p><text:span text:style-name="T4">RE2</text:span></text:p>
          </draw:text-box>
        </draw:frame>
        <draw:line draw:style-name="gr1" draw:text-style-name="P1" draw:layer="layout" svg:x1="18.2cm" svg:y1="14.5cm" svg:x2="18.2cm" svg:y2="6.9cm">
          <text:p/>
        </draw:line>
        <draw:line draw:style-name="gr2" draw:text-style-name="P1" draw:layer="layout" svg:x1="18.3cm" svg:y1="3.6cm" svg:x2="23.3cm" svg:y2="3.6cm">
          <text:p/>
        </draw:line>
        <draw:line draw:style-name="gr3" draw:text-style-name="P1" draw:layer="layout" svg:x1="23.3cm" svg:y1="2.7cm" svg:x2="23.3cm" svg:y2="4.8cm">
          <text:p/>
        </draw:line>
        <draw:line draw:style-name="gr3" draw:text-style-name="P1" draw:layer="layout" svg:x1="24.1cm" svg:y1="2.7cm" svg:x2="24.1cm" svg:y2="4.8cm">
          <text:p/>
        </draw:line>
        <draw:frame draw:style-name="gr14" draw:text-style-name="P7" draw:layer="layout" svg:width="3.1cm" svg:height="1.4cm" svg:x="23cm" svg:y="1.8cm">
          <draw:text-box>
            <text:p><text:span text:style-name="T4">Co</text:span></text:p>
          </draw:text-box>
        </draw:frame>
        <draw:line draw:style-name="gr1" draw:text-style-name="P1" draw:layer="layout" svg:x1="26.5cm" svg:y1="14.5cm" svg:x2="26.4cm" svg:y2="3.5cm">
          <text:p/>
        </draw:line>
        <draw:line draw:style-name="gr2" draw:text-style-name="P1" draw:layer="layout" svg:x1="24.1cm" svg:y1="3.5cm" svg:x2="26.4cm" svg:y2="3.5cm">
          <text:p/>
        </draw:line>
        <draw:custom-shape draw:style-name="gr5" draw:text-style-name="P3" draw:layer="layout" svg:width="2.6cm" svg:height="1.2cm" draw:transform="rotate (1.5707963267949) translate (25.9cm 9.4cm)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9cm" svg:height="1.7cm" svg:x="25.8cm" svg:y="7.5cm">
          <draw:text-box>
            <text:p><text:span text:style-name="T2">R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0:32:02.568582363</meta:creation-date>
    <dc:date>2021-05-22T19:13:09.819499920</dc:date>
    <meta:editing-duration>PT7M15S</meta:editing-duration>
    <meta:editing-cycles>2</meta:editing-cycles>
    <meta:generator>LibreOffice/6.4.7.2$Linux_X86_64 LibreOffice_project/40$Build-2</meta:generator>
    <meta:document-statistic meta:object-count="54"/>
  </office:meta>
</office:document-meta>
</file>